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6">
      <style:text-properties fo:color="#000000"/>
    </style:style>
    <style:style style:name="P5" style:family="paragraph" style:parent-style-name="Standard" style:list-style-name="L3">
      <style:text-properties fo:color="#000000" fo:font-weight="bold" style:font-weight-asian="bold" style:font-weight-complex="bold"/>
    </style:style>
    <style:style style:name="P6" style:family="paragraph" style:parent-style-name="Standard" style:list-style-name="L8">
      <style:text-properties fo:color="#000000" fo:font-weight="bold" style:font-weight-asian="bold" style:font-weight-complex="bold"/>
    </style:style>
    <style:style style:name="P7" style:family="paragraph" style:parent-style-name="Standard" style:list-style-name="">
      <style:paragraph-properties style:text-autospace="none"/>
    </style:style>
    <style:style style:name="P8" style:family="paragraph" style:parent-style-name="Standard" style:list-style-name="L4"/>
    <style:style style:name="P9" style:family="paragraph" style:parent-style-name="Standard" style:list-style-name="L9"/>
    <style:style style:name="P10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3">
      <style:text-properties fo:font-weight="bol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 style:list-style-name="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color="#000081"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T3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" style:family="text">
      <style:text-properties style:font-name="TimesNewRomanPSMT" fo:font-size="12pt" style:text-underline-style="none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adtteilplattform Leipziger Osten</text:p>
      <text:p text:style-name="P12"/>
      <text:p text:style-name="P16">Release 1.1</text:p>
      <text:p text:style-name="Standard"/>
      <text:p text:style-name="P14">Inhalt:</text:p>
      <text:list xml:id="list9222511800199781582" text:style-name="L1">
        <text:list-item>
          <text:list>
            <text:list-item>
              <text:p text:style-name="P1">Drupal Modul „aae_data“ Version 1.1</text:p>
            </text:list-item>
            <text:list-item>
              <text:p text:style-name="P1">Drupal Theme „aae_theme“ Version 1.0</text:p>
            </text:list-item>
          </text:list>
        </text:list-item>
      </text:list>
      <text:p text:style-name="Standard"/>
      <text:p text:style-name="P14">Änderungen:</text:p>
      <text:list xml:id="list2849071102402014059" text:style-name="L2">
        <text:list-item>
          <text:list>
            <text:list-item>
              <text:p text:style-name="P2">Eine erste Version des „aae_theme“ wurde erarbeitet und dem Release hinzugefügt.</text:p>
            </text:list-item>
            <text:list-item>
              <text:p text:style-name="P2">Ein Formular zur Dateneingabe für Akteurs-Profile sowie eine Anzeigeseite wurden eingebunden</text:p>
            </text:list-item>
            <text:list-item>
              <text:p text:style-name="P2">Bei Deinstallation und Deaktivierung werden nun die Tabellen gelöscht, anstatt nur bei der Deaktivierung</text:p>
            </text:list-item>
          </text:list>
        </text:list-item>
      </text:list>
      <text:p text:style-name="Standard"/>
      <text:p text:style-name="P12">I<text:span text:style-name="T5">nstallationsanleitung:</text:span></text:p>
      <text:list xml:id="list5350793720232143605" text:style-name="L3">
        <text:list-item>
          <text:list>
            <text:list-item>
              <text:p text:style-name="P13">Vorraussetzung:</text:p>
              <text:p text:style-name="P3"><text:span text:style-name="T2">Eine lauffähige Version von Drupal 7, empfohlen wird Drupal 7.37. Eine Download Beschreibung der Installation findet sich unter </text:span><text:a xlink:type="simple" xlink:href="https://www.drupal.org/start" text:style-name="Internet_20_link" text:visited-style-name="Visited_20_Internet_20_Link"><text:span text:style-name="T1">https://www.drupal.org/start</text:span></text:a></text:p>
            </text:list-item>
          </text:list>
        </text:list-item>
      </text:list>
      <text:list xml:id="list1191277574048618735" text:style-name="L4">
        <text:list-item>
          <text:list>
            <text:list-item>
              <text:list>
                <text:list-header>
                  <text:p text:style-name="P8"><text:span text:style-name="T1"/></text:p>
                </text:list-header>
              </text:list>
            </text:list-item>
          </text:list>
        </text:list-item>
      </text:list>
      <text:list xml:id="list40532161" text:continue-list="list5350793720232143605" text:style-name="L3">
        <text:list-item>
          <text:list>
            <text:list-item>
              <text:p text:style-name="P5"><text:span text:style-name="T3">Installation Theme:</text:span></text:p>
            </text:list-item>
          </text:list>
        </text:list-item>
      </text:list>
      <text:list xml:id="list3266085017263620678" text:style-name="L6">
        <text:list-item>
          <text:list>
            <text:list-item>
              <text:p text:style-name="P4"><text:span text:style-name="T3">Der Ordner „aae_theme“ muss in der Drupalinstanz in den Ordner „~/drupal/sites/all/themes“ kopiert werden</text:span></text:p>
            </text:list-item>
            <text:list-item>
              <text:p text:style-name="P4"><text:span text:style-name="T3">Auf der Drupalseite einloggen mit dem bei der Installation erstellten Administrator Account und unter „Appearence“ das Theme „AAE“ suchen und mit Klick auf „Enable and set default“ aktivieren</text:span></text:p>
            </text:list-item>
          </text:list>
        </text:list-item>
      </text:list>
      <text:list xml:id="list3631500830802923663" text:style-name="L8">
        <text:list-item>
          <text:list>
            <text:list-item>
              <text:p text:style-name="P6"><text:span text:style-name="T3">Installation Module:</text:span></text:p>
            </text:list-item>
          </text:list>
        </text:list-item>
      </text:list>
      <text:list xml:id="list7201000674100316644" text:style-name="L9">
        <text:list-item>
          <text:list>
            <text:list-item>
              <text:p text:style-name="P9"><text:span text:style-name="T2">Der Ordner „aae_data“ muss in der Drupalinstanz in den Ordner </text:span><text:span text:style-name="T3">„~/drupal/sites/all/modules“ kopiert werden.</text:span></text:p>
            </text:list-item>
            <text:list-item>
              <text:p text:style-name="P9"><text:span text:style-name="T3">In dem Ordner „aae_data“ in den Unterordner „database“ wechseln und die PHPDatei „db_config“ mit einem Texteditor öffnen. Hier müssen die Zugangsdaten zur Datenbank eingetragen werden, was wo hin gehört ist durch Kommentare ersichtlich.</text:span></text:p>
            </text:list-item>
            <text:list-item>
              <text:p text:style-name="P9"><text:span text:style-name="T3">Auf der Drupalseite einloggen mit dem bei der Installation erstellten Administrator Account und unter „Modules“ die Gruppe „Custom Modules“ suchen und dort einen Haken bei „AAE Data“ setzen.</text:span></text:p>
            </text:list-item>
          </text:list>
        </text:list-item>
      </text:list>
      <text:p text:style-name="Standard"><text:span text:style-name="T3"/></text:p>
      <text:p text:style-name="P14"><text:span text:style-name="T3">Funktionen:</text:span></text:p>
      <text:p text:style-name="P10"><text:tab/>Nach dem Abschluss der Installation werden automatisch 6 Tabellen in der Datenbank</text:p>
      <text:p text:style-name="P11"><text:tab/>angelegt. Diese werden im Lauf der Entwicklung des Moduls benötigt. Wenn das Modul</text:p>
      <text:p text:style-name="P7"><text:span text:style-name="T3"><text:tab/>deaktiviert wird, werden diese Tabellen wieder gelöscht. Außerdem sollen in der <text:tab/>Navigationsleiste am Rand neue Links erscheinen, die zu den erwähnten Seiten für <text:tab/>Profileingabe und -anzeige führen.</text:span></text:p>
      <text:p text:style-name="P7"><text:span text:style-name="T3"/></text:p>
      <text:p text:style-name="P15"><text:span text:style-name="T3">Bekannte Probleme:</text:span></text:p>
      <text:p text:style-name="P15"><text:span text:style-name="T4"><text:tab/>Die neuen Links tauchen nicht auf und die neuen Funktionen sind damit nicht verfügbar. <text:tab/>Außerdem ist das Theme noch nicht richtig angepasst, sodass es das Layout der Seite eher <text:tab/>kaputt macht, als es zu verbessern.</text:span></text:p>
      <text:p text:style-name="P15"><text:span text:style-name="T4"><text:tab/>Diese Probleme wurden bei einem manuellen Test am 29.06.2015 um 18:30 Uhr und 20:30 <text:tab/>Uhr auf zwei verschiedenen Umgebungen festgestellt. Auf einer dritten Umgebung <text:tab/>funktioniert um 20:30 Uhr das Modul, während das Theme-Problem auch hier beste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29T19:53:51.68</meta:creation-date>
    <meta:document-statistic meta:table-count="0" meta:image-count="0" meta:object-count="0" meta:page-count="1" meta:paragraph-count="26" meta:word-count="333" meta:character-count="2344"/>
    <dc:date>2015-06-29T20:37:19.24</dc:date>
    <meta:editing-duration>PT12M7S</meta:editing-duration>
    <meta:editing-cycles>1</meta:editing-cycles>
    <meta:generator>OpenOffice/4.1.0$Win32 OpenOffice.org_project/410m18$Build-9764</meta:generator>
  </office:meta>
</office:document-meta>
</file>